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normal" officeooo:rsid="001ce291" officeooo:paragraph-rsid="000169fd" style:font-size-asian="16pt" style:font-weight-asian="normal" style:font-size-complex="16pt" style:font-weight-complex="normal"/>
    </style:style>
    <style:style style:name="P2" style:family="paragraph" style:parent-style-name="Standard">
      <style:text-properties fo:font-size="16pt" fo:font-weight="normal" officeooo:paragraph-rsid="000169f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bold" officeooo:paragraph-rsid="000169fd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paragraph-rsid="000169f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officeooo:rsid="00016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text:tab/> <text:s text:c="35"/><text:span text:style-name="T3">SQL Assignment -2</text:span></text:p>
      <text:p text:style-name="P2"/>
      <text:p text:style-name="P2"><text:s text:c="25"/><text:span text:style-name="T2">Introducing Relational Databases.</text:span></text:p>
      <text:p text:style-name="P2"/>
      <text:p text:style-name="P3">(1)Which field of the Customers table is the primary key?</text:p>
      <text:p text:style-name="P2">Answer: CNUM is the primary key of the Customers table.</text:p>
      <text:p text:style-name="P2"/>
      <text:p text:style-name="P1"/>
      <text:p text:style-name="P2"/>
      <text:p text:style-name="P3">(2)What is the 4th column of the Customers table?</text:p>
      <text:p text:style-name="P2">Answer: RATING is the 4th column of the Customers table.</text:p>
      <text:p text:style-name="P2"/>
      <text:p text:style-name="P2"/>
      <text:p text:style-name="P2"/>
      <text:p text:style-name="P3">(3)What is another word for row? For column?</text:p>
      <text:p text:style-name="P2">Answer: Another word for row is Record, Tuple, <text:span text:style-name="T4">Entity.</text:span> Another word for column is Attribute.</text:p>
      <text:p text:style-name="P2"><text:tab/></text:p>
      <text:p text:style-name="P2"/>
      <text:p text:style-name="P2"/>
      <text:p text:style-name="P3">(4)Why isn't it possible to see the first five rows of a table?</text:p>
      <text:p text:style-name="P2">Answer: Row's inside a table are scattered all over the database server hard disk when we select from a table, the order of rows in the output, depends on the row address. It will always be in ascending order of row address.Hence it is not possible to see the first <text:span text:style-name="T4">and last </text:span>'five' rows of a tabl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6:01:04.315107258</meta:creation-date>
    <dc:date>2023-09-11T16:08:08.954861121</dc:date>
    <meta:editing-duration>PT7M5S</meta:editing-duration>
    <meta:editing-cycles>1</meta:editing-cycles>
    <meta:document-statistic meta:table-count="0" meta:image-count="0" meta:object-count="0" meta:page-count="1" meta:paragraph-count="11" meta:word-count="138" meta:character-count="828" meta:non-whitespace-character-count="636"/>
    <meta:generator>LibreOffice/7.3.7.2$Linux_X86_64 LibreOffice_project/30$Build-2</meta:generator>
  </office:meta>
</office:document-meta>
</file>